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paragraph-properties fo:line-height="100%" fo:text-align="center" style:justify-single-word="false" fo:orphans="0" fo:widows="0" style:text-autospace="none"/>
      <style:text-properties style:font-name="Arial" style:font-name-complex="Arial"/>
    </style:style>
    <style:style style:name="P5" style:family="paragraph" style:parent-style-name="Standard">
      <style:text-properties style:font-name="Arial" fo:font-size="10pt" style:font-size-asian="10pt" style:font-name-complex="Arial" style:font-size-complex="10pt"/>
    </style:style>
    <style:style style:name="P6"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8"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9"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10" style:family="paragraph" style:parent-style-name="Standard">
      <style:paragraph-properties style:text-autospace="none"/>
      <style:text-properties style:font-name="Arial" fo:font-size="10pt" style:font-size-asian="10pt" style:font-name-complex="Arial" style:font-size-complex="10pt"/>
    </style:style>
    <style:style style:name="P11"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2" style:family="paragraph" style:parent-style-name="Standard">
      <style:paragraph-properties fo:line-height="0.1665in"/>
      <style:text-properties style:font-name="Arial" fo:font-size="10pt" style:font-size-asian="10pt" style:font-name-complex="Arial" style:font-size-complex="10pt"/>
    </style:style>
    <style:style style:name="P13"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4" style:family="paragraph" style:parent-style-name="Standard">
      <style:text-properties fo:font-size="10pt" style:font-size-asian="10pt" style:font-size-complex="10pt"/>
    </style:style>
    <style:style style:name="P15"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style:text-autospace="none"/>
      <style:text-properties fo:font-size="10pt" style:font-size-asian="10pt" style:font-size-complex="10pt" style:font-weight-complex="bold"/>
    </style:style>
    <style:style style:name="P18" style:family="paragraph" style:parent-style-name="Standard">
      <style:paragraph-properties fo:line-height="0.1665in"/>
      <style:text-properties fo:font-size="10pt" style:font-size-asian="10pt" style:font-size-complex="10pt"/>
    </style:style>
    <style:style style:name="P19" style:family="paragraph" style:parent-style-name="Standard">
      <style:paragraph-properties fo:orphans="0" fo:widows="0" style:text-autospace="none"/>
      <style:text-properties fo:font-size="10pt" style:font-size-asian="10pt" style:font-size-complex="10pt"/>
    </style:style>
    <style:style style:name="P20"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2"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3"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4"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5" style:family="paragraph" style:parent-style-name="Standard">
      <style:text-properties fo:color="#000000" fo:font-size="10pt" style:font-size-asian="10pt" style:font-size-complex="10pt"/>
    </style:style>
    <style:style style:name="P26" style:family="paragraph" style:parent-style-name="Standard">
      <style:text-properties fo:color="#000000" style:font-name="Arial" fo:font-size="10pt" style:font-size-asian="10pt" style:font-name-complex="Arial" style:font-size-complex="10pt"/>
    </style:style>
    <style:style style:name="P27" style:family="paragraph" style:parent-style-name="Standard">
      <style:paragraph-properties fo:line-height="0.1665in"/>
    </style:style>
    <style:style style:name="P28" style:family="paragraph" style:parent-style-name="Standard">
      <style:paragraph-properties fo:margin-left="0.5in" fo:margin-right="0in" fo:margin-top="0in" fo:margin-bottom="0in" fo:text-indent="0.5in" style:auto-text-indent="false"/>
    </style:style>
    <style:style style:name="P29"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30"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1"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2"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5" style:family="paragraph" style:parent-style-name="Standard">
      <style:paragraph-properties fo:margin-left="0.25in" fo:margin-right="0in" fo:text-indent="0in" style:auto-text-indent="false"/>
      <style:text-properties fo:font-size="10pt" style:font-size-asian="10pt" style:font-size-complex="10pt"/>
    </style:style>
    <style:style style:name="P36"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7"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8"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9"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40"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1"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2"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3"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4"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5"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6"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47"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48"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49"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50" style:family="paragraph" style:parent-style-name="Heading_20_3">
      <style:paragraph-properties fo:margin-top="0in" fo:margin-bottom="0in"/>
      <style:text-properties fo:font-size="10pt" style:font-size-asian="10pt" style:font-size-complex="10pt"/>
    </style:style>
    <style:style style:name="P51"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52"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3"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weight="bold" style:font-weight-asian="bold" style:font-name-complex="Arial"/>
    </style:style>
    <style:style style:name="T7" style:family="text">
      <style:text-properties style:font-name="Arial" fo:font-weight="normal" style:font-weight-asian="normal" style:font-name-complex="Arial"/>
    </style:style>
    <style:style style:name="T8" style:family="text">
      <style:text-properties style:font-name="Courier New" fo:font-style="normal" fo:font-weight="bold" style:font-style-asian="normal" style:font-weight-asian="bold" style:font-name-complex="Courier New"/>
    </style:style>
    <style:style style:name="T9" style:family="text">
      <style:text-properties style:font-name="Courier New" fo:font-style="normal" fo:font-weight="bold" style:font-style-asian="normal" style:font-weight-asian="bold" style:font-name-complex="Courier New" style:font-style-complex="normal"/>
    </style:style>
    <style:style style:name="T10" style:family="text">
      <style:text-properties style:font-name="Courier New" fo:font-style="normal" style:font-style-asian="normal" style:font-name-complex="Courier New"/>
    </style:style>
    <style:style style:name="T11" style:family="text">
      <style:text-properties style:font-name="Courier New" fo:font-weight="bold" style:font-weight-asian="bold" style:font-name-complex="Courier New"/>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0pt" fo:font-style="normal" fo:font-weight="bold" style:font-size-asian="10pt" style:font-style-asian="normal" style:font-weight-asian="bold" style:font-name-complex="Courier New" style:font-size-complex="10pt"/>
    </style:style>
    <style:style style:name="T14"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5"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16" style:family="text">
      <style:text-properties style:font-name="Courier New" fo:font-size="10pt" fo:font-weight="bold" style:font-size-asian="10pt" style:font-weight-asian="bold" style:font-name-complex="Courier New" style:font-size-complex="10pt"/>
    </style:style>
    <style:style style:name="T17" style:family="text">
      <style:text-properties style:font-name="Courier New" fo:font-size="10pt" style:font-size-asian="10pt" style:font-name-complex="Courier New" style:font-size-complex="10pt"/>
    </style:style>
    <style:style style:name="T18" style:family="text">
      <style:text-properties style:font-name="Courier New" fo:font-style="italic" fo:font-weight="bold" style:font-style-asian="italic" style:font-weight-asian="bold" style:font-name-complex="Courier New"/>
    </style:style>
    <style:style style:name="T19" style:family="text">
      <style:text-properties style:font-name="Courier New" style:font-name-complex="Courier New"/>
    </style:style>
    <style:style style:name="T20" style:family="text">
      <style:text-properties fo:font-style="normal" style:font-style-asian="normal" style:font-style-complex="normal"/>
    </style:style>
    <style:style style:name="T21" style:family="text">
      <style:text-properties fo:font-weight="normal" style:font-weight-asian="normal" style:font-weight-complex="normal"/>
    </style:style>
    <style:style style:name="T22" style:family="text">
      <style:text-properties fo:font-weight="bold" style:font-weight-asian="bold"/>
    </style:style>
    <style:style style:name="T23"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Novice</text:p>
      <text:p text:style-name="P6"/>
      <text:p text:style-name="P8">Source file:<text:tab/> problem1.java</text:p>
      <text:p text:style-name="P6"/>
      <text:p text:style-name="P14"><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8">n, p</text:span></text:span><text:span text:style-name="Emphasis"><text:span text:style-name="T11">, </text:span></text:span><text:span text:style-name="Emphasis"><text:span text:style-name="T3">and</text:span></text:span><text:span text:style-name="Emphasis"><text:span text:style-name="T11"> </text:span></text:span><text:span text:style-name="Emphasis"><text:span text:style-name="T9">m</text:span></text:span><text:span text:style-name="Emphasis"><text:span text:style-name="T11">,</text:span></text:span><text:span text:style-name="T1"> in that order. These integers are subject to the following restrictions: </text:span></text:p>
      <text:p text:style-name="P5"/>
      <text:p text:style-name="P33"><text:span text:style-name="Emphasis"><text:span text:style-name="T15">1.</text:span></text:span><text:span text:style-name="Emphasis"><text:span text:style-name="T13"><text:tab/></text:span></text:span><text:span text:style-name="Emphasis"><text:span text:style-name="T14">n</text:span></text:span><text:span text:style-name="T4">:</text:span><text:span text:style-name="T5"> Integer values such that </text:span><text:span text:style-name="Emphasis"><text:span text:style-name="T13">n</text:span></text:span><text:span text:style-name="T5"> is greater than or equal to one (</text:span><text:span text:style-name="Emphasis"><text:span text:style-name="T13">n </text:span></text:span><text:span text:style-name="Emphasis"><text:span text:style-name="T16">≥ 1</text:span></text:span><text:span text:style-name="T5">). </text:span></text:p>
      <text:p text:style-name="P33"><text:span text:style-name="Emphasis"><text:span text:style-name="T20"/></text:span></text:p>
      <text:p text:style-name="P33"><text:span text:style-name="Emphasis"><text:span text:style-name="T4">2. </text:span></text:span><text:span text:style-name="Emphasis"><text:span text:style-name="T5"><text:s text:c="2"/><text:tab/></text:span></text:span><text:span text:style-name="Emphasis"><text:span text:style-name="T14">p</text:span></text:span><text:span text:style-name="T4">:</text:span><text:span text:style-name="T5"> Integer</text:span> <text:span text:style-name="T5">values such that </text:span><text:span text:style-name="Emphasis"><text:span text:style-name="T13">p</text:span></text:span><text:span text:style-name="T5"> <text:s/>is greater than or equal to zero and is less than or equal to </text:span><text:span text:style-name="Emphasis"><text:span text:style-name="T13">n</text:span></text:span><text:span text:style-name="T5"> minus <text:tab/>one. (</text:span><text:span text:style-name="Emphasis"><text:span text:style-name="T13">0 </text:span></text:span><text:span text:style-name="Emphasis"><text:span text:style-name="T16">≤ p ≤ n-1</text:span></text:span><text:span text:style-name="T5">). </text:span></text:p>
      <text:p text:style-name="P34"/>
      <text:p text:style-name="P35"><text:span text:style-name="T1">3.<text:tab/></text:span><text:span text:style-name="Emphasis"><text:span text:style-name="T8">m</text:span></text:span><text:span text:style-name="T1">: Integer values such that </text:span><text:span text:style-name="Emphasis"><text:span text:style-name="T8">m</text:span></text:span><text:span text:style-name="T1"> is between minus </text:span><text:span text:style-name="Emphasis"><text:span text:style-name="T8">p</text:span></text:span><text:span text:style-name="T1"> and positive </text:span><text:span text:style-name="Emphasis"><text:span text:style-name="T8">p</text:span></text:span><text:span text:style-name="Emphasis"><text:span text:style-name="T11">,</text:span></text:span><text:span text:style-name="Emphasis"><text:span text:style-name="T6"> </text:span></text:span><text:span text:style-name="Emphasis"><text:span text:style-name="T1">inclusive</text:span></text:span><text:span text:style-name="T18">.</text:span><text:span text:style-name="T1"> (</text:span><text:span text:style-name="Emphasis"><text:span text:style-name="T8">-p</text:span></text:span><text:span text:style-name="Emphasis"><text:span text:style-name="T11"> ≤ m ≤ </text:span></text:span><text:span text:style-name="Emphasis"><text:span text:style-name="T9">p</text:span></text:span><text:span text:style-name="T1">) </text:span></text:p>
      <text:p text:style-name="P34"/>
      <text:p text:style-name="P52">The purpose of this problem is to write a program that will determine if 3 given integers determine a valid quantum set. </text:p>
      <text:p text:style-name="P52"/>
      <text:h text:style-name="P49" text:outline-level="3">INPUT:<text:tab/>Your program should accept three integers separated by at least one space at the prompt</text:h>
      <text:h text:style-name="P50" text:outline-level="3"><text:span text:style-name="T7"><text:tab/> </text:span><text:span text:style-name="T1">‘</text:span><text:span text:style-name="T19">Enter Three Integers</text:span><text:span text:style-name="T1">:</text:span><text:span text:style-name="T7"> </text:span><text:span text:style-name="T1">’</text:span><text:span text:style-name="T7">. Your program should continue to accept inputs until a 0 is entered for all of the integer values. At this point your program should terminate without further output.</text:span></text:h>
      <text:h text:style-name="P49" text:outline-level="3"/>
      <text:h text:style-name="P51" text:outline-level="3"><text:span text:style-name="T7">OUTPUT: For each quantum set of integers, your program will output ‘</text:span><text:span text:style-name="T19">Valid</text:span><text:span text:style-name="T7">‘ if it is a valid set of quantum integers. If the set is invalid, then you will output ‘</text:span><text:span text:style-name="T19">Invalid</text:span><text:span text:style-name="T7">’ followed by the integer name that is invalid. The input set could be invalid for a number of reasons. Your program should only print the first one. Check for </text:span><text:span text:style-name="Emphasis"><text:span text:style-name="T10">n</text:span></text:span><text:span text:style-name="T7">, then </text:span><text:span text:style-name="Emphasis"><text:span text:style-name="T10">p</text:span></text:span><text:span text:style-name="T7">, and finally </text:span><text:span text:style-name="Emphasis"><text:span text:style-name="T10">m</text:span></text:span><text:span text:style-name="T7">. </text:span></text:h>
      <text:h text:style-name="P49" text:outline-level="3"/>
      <text:h text:style-name="P50" text:outline-level="3"><text:span text:style-name="T7">EXAMPLE:<text:tab/></text:span><text:span text:style-name="T19">Enter Three Integers: 3 3 4</text:span></text:h>
      <text:h text:style-name="P48" text:outline-level="3">Invalid p</text:h>
      <text:h text:style-name="P48" text:outline-level="3">Enter Three Integers: -1 2 3</text:h>
      <text:h text:style-name="P48" text:outline-level="3">Invalid n</text:h>
      <text:h text:style-name="P48" text:outline-level="3">Enter Three Integers: 3 2 -4</text:h>
      <text:h text:style-name="P53" text:outline-level="7"><text:span text:style-name="T7"><text:s text:c="4"/><text:tab/> <text:s text:c="2"/>I</text:span><text:span text:style-name="T19">nvalid m<text:tab/></text:span></text:h>
      <text:h text:style-name="P48" text:outline-level="3">Enter Three Integers: 2 1 -1</text:h>
      <text:h text:style-name="P48" text:outline-level="3">Valid</text:h>
      <text:h text:style-name="P48" text:outline-level="3">Enter Three Integers: 0 0 0</text:h>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28"><text:span text:style-name="T17"/></text:p>
      <text:p text:style-name="P1"><text:soft-page-break/>Problem #2</text:p>
      <text:p text:style-name="P3">DAY OF WEEK</text:p>
      <text:p text:style-name="P3">Novice</text:p>
      <text:p text:style-name="P6"/>
      <text:p text:style-name="P8">Source File:<text:tab/>problem2.java</text:p>
      <text:p text:style-name="P6"/>
      <text:p text:style-name="P20"/>
      <text:p text:style-name="P9">The purpose of this problem is to convert a Gregorian date given in the form: month/day/year (mm/dd/yyyy) to its day of the week (Sunday, Monday, Tuesday, …, Saturday). The following describes an algorithm for doing this:</text:p>
      <text:p text:style-name="P9"/>
      <text:p text:style-name="P9">Let M be the month of the year.</text:p>
      <text:p text:style-name="P9">Let m be the month number derived from M by the rule: m is M-2 if M ≥ 3 and m is M + 10; otherwise.</text:p>
      <text:p text:style-name="P9">Let d be the day of the month.</text:p>
      <text:p text:style-name="P9">Let y b the year of the century. (e.g. for 1984, 84 is the year of the century)</text:p>
      <text:p text:style-name="P9">If M ≤ 2, then subtract 1 from y</text:p>
      <text:p text:style-name="P9">Let c be the number of the previous century. (e.g. for 1984, 19 is the number of the previous century)</text:p>
      <text:p text:style-name="P9">Let A be the integer part of (13m - 1)/5.</text:p>
      <text:p text:style-name="P9">Let B be the integer part of y/4.</text:p>
      <text:p text:style-name="P9">Let C be the integer part of c/4.</text:p>
      <text:p text:style-name="P9">Let D be A + B + C + d + y - 2c.</text:p>
      <text:p text:style-name="P9">Let R be the remainder of D/7.</text:p>
      <text:p text:style-name="P9">Interpret R as Sunday if R = 0, Monday if R = 1, Tuesday if R = 2, etc.</text:p>
      <text:p text:style-name="P9"/>
      <text:p text:style-name="P36">INPUT:<text:tab/>Your program should accept a date in the form: <text:s/>mm/dd/yyyy at a prompt: ‘Enter date: ‘. <text:s/>You will continue accepting dates until the date: 00/00/0000 is entered. At this point your program should terminate without further output.</text:p>
      <text:p text:style-name="P24"/>
      <text:p text:style-name="P9">OUTPUT:<text:tab/>For each date, output a line in the form:</text:p>
      <text:p text:style-name="P9"/>
      <text:p text:style-name="P21"><text:tab/><text:tab/><text:tab/><text:span text:style-name="T22">mm/dd/yyyy is a XXXXXXXX </text:span></text:p>
      <text:p text:style-name="P21"/>
      <text:p text:style-name="P15"><text:span text:style-name="T1"><text:tab/><text:tab/>where </text:span><text:span text:style-name="T11">mm/dd/yyyy</text:span><text:span text:style-name="T6"> </text:span><text:span text:style-name="T1">is the date and</text:span><text:span text:style-name="T11"> XXXXXXXX</text:span><text:span text:style-name="T1"> is the day of the week..</text:span></text:p>
      <text:p text:style-name="P21"/>
      <text:p text:style-name="P24"/>
      <text:p text:style-name="P15"><text:span text:style-name="T1">EXAMPLE:<text:tab/></text:span><text:span text:style-name="T11">Enter date: 02/26/2011</text:span></text:p>
      <text:p text:style-name="P22"><text:tab/><text:tab/>02/26/2011 is a Saturday</text:p>
      <text:p text:style-name="P22"><text:tab/><text:tab/>Enter date: 11/01/1984</text:p>
      <text:p text:style-name="P22"><text:tab/><text:tab/>11/01/1984 is a Thursday</text:p>
      <text:p text:style-name="P29">Enter date: 00/00/0000</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29"><text:span text:style-name="T17"/></text:p>
      <text:p text:style-name="P1"><text:soft-page-break/>Problem #3</text:p>
      <text:p text:style-name="P3">JIGGLE YOUR SQUIGGLE</text:p>
      <text:p text:style-name="P3">Advanced</text:p>
      <text:p text:style-name="P6"/>
      <text:p text:style-name="P8">Source File:<text:tab/>problem3.java</text:p>
      <text:p text:style-name="P6"/>
      <text:p text:style-name="P16"><text:span text:style-name="T1">A squiggle is a string of </text:span><text:span text:style-name="T19">n</text:span><text:span text:style-name="T1"> letters. A squiggle is legal if and only if it contains no vowels (A,E,I,O,U). You can make an illegal squiggle legal by giving it a jiggle. The following gives the steps to jiggle your squiggle:</text:span></text:p>
      <text:p text:style-name="P10"/>
      <text:p text:style-name="P41"><text:span text:style-name="T1">1.<text:tab/>Find the left-most vowel. Suppose it is in position </text:span><text:span text:style-name="T11">k</text:span><text:span text:style-name="T1"> where positions are numbered from the left starting at 1.</text:span></text:p>
      <text:p text:style-name="P42"/>
      <text:p text:style-name="P41"><text:span text:style-name="T1">2.<text:tab/>Rotate the character in position </text:span><text:span text:style-name="T11">k</text:span><text:span text:style-name="T1"> and every character to the left of position </text:span><text:span text:style-name="T11">k</text:span><text:span text:style-name="T1">. To rotate the character in position</text:span><text:span text:style-name="T11"> j</text:span><text:span text:style-name="T1">, count forward in the alphabet </text:span><text:span text:style-name="T11">j </text:span><text:span text:style-name="T1">letters and replace the current character with that new one. If you hit </text:span><text:span text:style-name="T11">Z</text:span><text:span text:style-name="T1">, then next wrap around to an </text:span><text:span text:style-name="T11">A</text:span><text:span text:style-name="T1"> and keep going if necessary.</text:span></text:p>
      <text:p text:style-name="P42"/>
      <text:p text:style-name="P42">3.<text:tab/>You must always jiggle from the left to right. So you must go back to the left and fix any new problems (newly appearing vowels), starting with the left-most vowel, before you can proceed to the right.</text:p>
      <text:p text:style-name="P10"/>
      <text:p text:style-name="P10"><text:tab/>4.<text:tab/>Continue to jiggle until your squiggle is legal.</text:p>
      <text:p text:style-name="P10"/>
      <text:p text:style-name="P16"><text:span text:style-name="T1">Here is how to jiggle the illegal squiggle </text:span><text:span text:style-name="T11">AAA</text:span><text:span text:style-name="T1">. The left-most vowel is found in position 1, an </text:span><text:span text:style-name="T11">A</text:span><text:span text:style-name="T1">. Rotate that </text:span><text:span text:style-name="T11">a</text:span><text:span text:style-name="T1"> forward one spot to obtain the illegal squiggle </text:span><text:span text:style-name="T11">BAA</text:span><text:span text:style-name="T1">. The next left-most vowel is found in position 2, another </text:span><text:span text:style-name="T11">A</text:span><text:span text:style-name="T1">. We fix this </text:span><text:span text:style-name="T11">A</text:span><text:span text:style-name="T1"> by rotating it twice and then the first character once giving the illegal squiggle </text:span><text:span text:style-name="T11">CCA</text:span><text:span text:style-name="T1">. The next left-most vowel is found in position 3, again an </text:span><text:span text:style-name="T11">A</text:span><text:span text:style-name="T1">. Now we rotate that </text:span><text:span text:style-name="T11">A</text:span><text:span text:style-name="T1"> three spots, the middle </text:span><text:span text:style-name="T11">C</text:span><text:span text:style-name="T1"> two spots, and the first </text:span><text:span text:style-name="T11">C</text:span><text:span text:style-name="T1"> one spot giving the illegal squiggle </text:span><text:span text:style-name="T11">DED</text:span><text:span text:style-name="T6">. </text:span><text:span text:style-name="T1">A vowel has appeared in position 2, which must be jiggled. Continuing on with this algorithm, we obtain the following squiggles until a legal squiggle is reached: </text:span><text:span text:style-name="T11">AAA &gt; BAA &gt; CCA &gt; DED &gt; EGD &gt; FGD</text:span></text:p>
      <text:p text:style-name="P11"/>
      <text:p text:style-name="P11">The purpose of this problem is to write a program that will convert squiggles into legal squiggles.</text:p>
      <text:p text:style-name="P11"/>
      <text:p text:style-name="P43"><text:span text:style-name="T2">INPUT:<text:tab/>Your program will accept a squiggle at the prompt: </text:span><text:span text:style-name="T12">‘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1">QUIT</text:span><text:span text:style-name="T1">’ is entered. At this point your program should terminate without further output.</text:span></text:p>
      <text:p text:style-name="P45"/>
      <text:p text:style-name="P46"><text:span text:style-name="T23">OUTPUT: <text:s/></text:span>For each input squiggle, print out the new squiggle after it has been made legal on the next line after the input.</text:p>
      <text:p text:style-name="P10"/>
      <text:p text:style-name="P17"><text:span text:style-name="T1">EXAMPLE:<text:tab/></text:span><text:span text:style-name="T11">Enter squiggle: AAA</text:span></text:p>
      <text:p text:style-name="P32">FGD</text:p>
      <text:p text:style-name="P32">Enter squiggle: AZAA</text:p>
      <text:p text:style-name="P32">GHMM</text:p>
      <text:p text:style-name="P32">Enter squiggle: HELLO</text:p>
      <text:p text:style-name="P32">MMRPT</text:p>
      <text:p text:style-name="P30">Enter squiggle: QUIT</text:p>
      <text:p text:style-name="P30"/>
      <text:p text:style-name="P30"/>
      <text:p text:style-name="P30"/>
      <text:p text:style-name="P30"/>
      <text:p text:style-name="P30"/>
      <text:p text:style-name="P30"/>
      <text:p text:style-name="P30"/>
      <text:p text:style-name="P30"/>
      <text:p text:style-name="P1"><text:soft-page-break/>Problem #4</text:p>
      <text:p text:style-name="P3">NUMBERS GAME</text:p>
      <text:p text:style-name="P3">Advanced</text:p>
      <text:p text:style-name="P6"/>
      <text:p text:style-name="P8">Source File:<text:tab/>problem4.java</text:p>
      <text:p text:style-name="P23"/>
      <text:p text:style-name="P18"><text:span text:style-name="T1">The purpose of this problem is to find two three-digit integers </text:span><text:span text:style-name="T11">a</text:span><text:span text:style-name="T1"> and </text:span><text:span text:style-name="T11">b</text:span><text:span text:style-name="T1"> such that both the following statements are true:</text:span></text:p>
      <text:p text:style-name="P12"/>
      <text:p text:style-name="P18"><text:span text:style-name="T1">1.<text:tab/>The difference between </text:span><text:span text:style-name="T11">a</text:span><text:span text:style-name="T1"> and </text:span><text:span text:style-name="T11">b</text:span><text:span text:style-name="T1"> is a three-digit perfect square, and</text:span></text:p>
      <text:p text:style-name="P12"/>
      <text:p text:style-name="P18"><text:span text:style-name="T1">2.<text:tab/>The difference between the squares of </text:span><text:span text:style-name="T11">a</text:span><text:span text:style-name="T1"> and </text:span><text:span text:style-name="T11">b</text:span><text:span text:style-name="T1"> is either 1 less or 1 more than the product of </text:span><text:span text:style-name="T11">a</text:span><text:span text:style-name="T1"> and </text:span><text:span text:style-name="T11">b</text:span><text:span text:style-name="T1">.</text:span></text:p>
      <text:p text:style-name="P12"/>
      <text:p text:style-name="P12">INPUT:<text:tab/>There is no input to this problem.</text:p>
      <text:p text:style-name="P12"/>
      <text:p text:style-name="P12">OUTPUT: <text:s/>Output the results in the following form:</text:p>
      <text:p text:style-name="P12"/>
      <text:p text:style-name="P18"><text:span text:style-name="T1"><text:tab/>The two three-digit integers are: <text:s/></text:span><text:span text:style-name="T11">a <text:s/>b</text:span></text:p>
      <text:p text:style-name="P12"/>
      <text:p text:style-name="P44"><text:span text:style-name="T1"><text:tab/>where </text:span><text:span text:style-name="T11">a</text:span><text:span text:style-name="T1"> and </text:span><text:span text:style-name="T11">b</text:span><text:span text:style-name="T1"> are the two three-digit integers that have the properties of 1 and 2. Order of the integers is irrelevant.</text:span></text:p>
      <text:p text:style-name="P12"/>
      <text:p text:style-name="P25"><text:span text:style-name="T1">EXAMPLE:<text:tab/></text:span><text:span text:style-name="T11">The two three-digit integers are: <text:s/>100 999</text:span></text:p>
      <text:p text:style-name="P26"/>
      <text:p text:style-name="P47">(Note: This is not the correct result!)</text:p>
      <text:p text:style-name="P1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2"><text:soft-page-break/>Problem #5</text:p>
      <text:p text:style-name="P13">SPIRALS</text:p>
      <text:p text:style-name="P4"><text:span text:style-name="T21">Advanced</text:span></text:p>
      <text:p text:style-name="P27"/>
      <text:p text:style-name="P7">Source file:<text:tab/>problem5.java </text:p>
      <text:p text:style-name="P27"/>
      <text:p text:style-name="P6">Starting with the number 1 and moving to the right in a clockwise direction a 5 by 5 spiral is formed as follows:</text:p>
      <text:p text:style-name="P6"/>
      <text:p text:style-name="P23"><text:tab/><text:tab/><text:tab/><text:tab/>21 22 23 24 25</text:p>
      <text:p text:style-name="P23"><text:tab/><text:tab/><text:tab/><text:tab/>20 <text:s/>7 <text:s/>8 <text:s/>9 10</text:p>
      <text:p text:style-name="P23"><text:tab/><text:tab/><text:tab/><text:tab/>19 <text:s/>6 <text:s/>1 <text:s/>2 11</text:p>
      <text:p text:style-name="P23"><text:tab/><text:tab/><text:tab/><text:tab/>18 <text:s/>5 <text:s/>4 <text:s/>3 12</text:p>
      <text:p text:style-name="P23"><text:tab/><text:tab/><text:tab/><text:tab/>17 16 15 14 13</text:p>
      <text:p text:style-name="P6"/>
      <text:p text:style-name="P6">One can easily verify that the sum of the integers on the diagonals is 101.</text:p>
      <text:p text:style-name="P6"><text:tab/>(21 + 7 + 1 + 3 + 13 + 17 + 5 + 9 + 25 = 101)</text:p>
      <text:p text:style-name="P6"/>
      <text:p text:style-name="P6">If we call this a 5-spiral, one might wonder what the sum of the integers on the diagonals might be for an 11-spiral or a 201-spiral or even a 1001-spiral if formed in the same way. </text:p>
      <text:p text:style-name="P6"/>
      <text:p text:style-name="P19"><text:span text:style-name="T1">The purpose of this problem is to compute the diagonal sum for an </text:span><text:span text:style-name="T11">n</text:span><text:span text:style-name="T1">-spiral given an odd integer </text:span><text:span text:style-name="T11">n</text:span><text:span text:style-name="T1">. </text:span></text:p>
      <text:p text:style-name="P6"/>
      <text:p text:style-name="P38"><text:span text:style-name="T1">INPUT:<text:tab/>Your program should accept a positive odd integer </text:span><text:span text:style-name="T11">n (n ≤ 1001</text:span><text:span text:style-name="T1">) at the prompt “</text:span><text:span text:style-name="T11">Enter integer:</text:span><text:span text:style-name="T1"> “. Your program should continue to accept inputs until a 0 is entered. At this point your program should terminate without further output.</text:span></text:p>
      <text:p text:style-name="P6"/>
      <text:p text:style-name="P37">OUTPUT:<text:tab/>For each entry, you should output a line of the form:</text:p>
      <text:p text:style-name="P37"/>
      <text:p text:style-name="P38"><text:span text:style-name="T1"><text:tab/><text:tab/>Diagonal Sum = </text:span><text:span text:style-name="T11">xxxxx</text:span></text:p>
      <text:p text:style-name="P37"/>
      <text:p text:style-name="P38"><text:span text:style-name="T1"><text:tab/>where </text:span><text:span text:style-name="T11">xxxxx</text:span><text:span text:style-name="T1"> is the desired sum.</text:span></text:p>
      <text:p text:style-name="P37"/>
      <text:p text:style-name="P38"><text:span text:style-name="T1">EXAMPLE:<text:tab/></text:span><text:span text:style-name="T11">Enter integer: 5</text:span></text:p>
      <text:p text:style-name="P39"><text:tab/>Diagonal sum = 101</text:p>
      <text:p text:style-name="P39"><text:tab/>Enter integer: 11</text:p>
      <text:p text:style-name="P39"><text:tab/>Diagonal sum = 961</text:p>
      <text:p text:style-name="P40"><text:tab/><text:tab/>Enter integer: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13T12:34:09</dc:date>
    <dc:creator>Leanne Miller</dc:creator>
    <meta:editing-duration>PT10M44S</meta:editing-duration>
    <meta:editing-cycles>15</meta:editing-cycles>
    <meta:generator>LibreOffice/3.5$Linux_X86_64 LibreOffice_project/350m1$Build-2</meta:generator>
    <meta:document-statistic meta:table-count="0" meta:image-count="0" meta:object-count="0" meta:page-count="5" meta:paragraph-count="103" meta:word-count="1373" meta:character-count="7223" meta:non-whitespace-character-count="5867"/>
  </office:meta>
</office:document-meta>
</file>